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GPI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HAMMAD ZAKWAN BIN MOHD ZAMRI</meta:initial-creator>
    <dc:creator>MUHAMMAD ZAKWAN BIN MOHD ZAMRI</dc:creator>
    <meta:creation-date>2024-04-02T02:00:00Z</meta:creation-date>
    <dc:date>2024-04-02T02:00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